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444cm" table:align="left"/>
    </style:style>
    <style:style style:name="Table1.A" style:family="table-column">
      <style:table-column-properties style:column-width="2.813cm"/>
    </style:style>
    <style:style style:name="Table1.B" style:family="table-column">
      <style:table-column-properties style:column-width="10.63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711cm"/>
    </style:style>
    <style:style style:name="Table2.B" style:family="table-column">
      <style:table-column-properties style:column-width="13.28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865cm"/>
    </style:style>
    <style:style style:name="Table3.B" style:family="table-column">
      <style:table-column-properties style:column-width="14.13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1f8d1b" officeooo:paragraph-rsid="001f8d1b"/>
    </style:style>
    <style:style style:name="P2" style:family="paragraph" style:parent-style-name="Text_20_body">
      <style:paragraph-properties fo:text-align="center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Audio/Video DOM Reference</text:h>
      <text:p text:style-name="Horizontal_20_Line"/>
      <text:h text:style-name="Heading_20_2" text:outline-level="2">HTML Audio and Video DOM Reference</text:h>
      <text:p text:style-name="Text_20_body">The HTML5 DOM has methods, properties, and events for the <text:span text:style-name="Source_20_Text">&lt;audio&gt;</text:span> and <text:span text:style-name="Source_20_Text">&lt;video&gt;</text:span> elements.</text:p>
      <text:p text:style-name="Horizontal_20_Line"/>
      <text:h text:style-name="Heading_20_2" text:outline-level="2">HTML Audio/Video Method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Method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v_met_addtexttrack.asp" text:style-name="Internet_20_link" text:visited-style-name="Visited_20_Internet_20_Link">addTextTrack()</text:a></text:p>
          </table:table-cell>
          <table:table-cell table:style-name="Table1.A1" office:value-type="string">
            <text:p text:style-name="Table_20_Contents">Adds a new text track to the audio/vide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v_met_canplaytype.asp" text:style-name="Internet_20_link" text:visited-style-name="Visited_20_Internet_20_Link">canPlayType()</text:a></text:p>
          </table:table-cell>
          <table:table-cell table:style-name="Table1.A1" office:value-type="string">
            <text:p text:style-name="Table_20_Contents">Checks if the browser can play the specified audio/video typ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v_met_load.asp" text:style-name="Internet_20_link" text:visited-style-name="Visited_20_Internet_20_Link">load()</text:a></text:p>
          </table:table-cell>
          <table:table-cell table:style-name="Table1.A1" office:value-type="string">
            <text:p text:style-name="Table_20_Contents">Re-loads the audio/video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v_met_play.asp" text:style-name="Internet_20_link" text:visited-style-name="Visited_20_Internet_20_Link">play()</text:a></text:p>
          </table:table-cell>
          <table:table-cell table:style-name="Table1.A1" office:value-type="string">
            <text:p text:style-name="Table_20_Contents">Starts playing the audio/vide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v_met_pause.asp" text:style-name="Internet_20_link" text:visited-style-name="Visited_20_Internet_20_Link">pause()</text:a></text:p>
          </table:table-cell>
          <table:table-cell table:style-name="Table1.A1" office:value-type="string">
            <text:p text:style-name="Table_20_Contents">Pauses the currently playing audio/video</text:p>
          </table:table-cell>
        </table:table-row>
      </table:table>
      <text:h text:style-name="P1" text:outline-level="2"/>
      <text:h text:style-name="Heading_20_2" text:outline-level="2">HTML Audio/Video Properti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Property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audiotracks.asp" text:style-name="Internet_20_link" text:visited-style-name="Visited_20_Internet_20_Link">audioTracks</text:a></text:p>
          </table:table-cell>
          <table:table-cell table:style-name="Table2.A1" office:value-type="string">
            <text:p text:style-name="Table_20_Contents">Returns an AudioTrackList object representing available audio track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autoplay.asp" text:style-name="Internet_20_link" text:visited-style-name="Visited_20_Internet_20_Link">autoplay</text:a></text:p>
          </table:table-cell>
          <table:table-cell table:style-name="Table2.A1" office:value-type="string">
            <text:p text:style-name="Table_20_Contents">Sets or returns whether the audio/video should start playing as soon as it is loade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buffered.asp" text:style-name="Internet_20_link" text:visited-style-name="Visited_20_Internet_20_Link">buffered</text:a></text:p>
          </table:table-cell>
          <table:table-cell table:style-name="Table2.A1" office:value-type="string">
            <text:p text:style-name="Table_20_Contents">Returns a TimeRanges object representing the buffered parts of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controller.asp" text:style-name="Internet_20_link" text:visited-style-name="Visited_20_Internet_20_Link">controller</text:a></text:p>
          </table:table-cell>
          <table:table-cell table:style-name="Table2.A1" office:value-type="string">
            <text:p text:style-name="Table_20_Contents">Returns the MediaController object representing the current media controller of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controls.asp" text:style-name="Internet_20_link" text:visited-style-name="Visited_20_Internet_20_Link">controls</text:a></text:p>
          </table:table-cell>
          <table:table-cell table:style-name="Table2.A1" office:value-type="string">
            <text:p text:style-name="Table_20_Contents">Sets or returns whether the audio/video should display controls (like play/pause etc.)</text:p>
          </table:table-cell>
        </table:table-row>
        <table:table-row>
          <table:table-cell table:style-name="Table2.A1" office:value-type="string">
            <text:p text:style-name="Table_20_Contents">crossOrigin</text:p>
          </table:table-cell>
          <table:table-cell table:style-name="Table2.A1" office:value-type="string">
            <text:p text:style-name="Table_20_Contents">Sets or returns the CORS settings of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currentsrc.asp" text:style-name="Internet_20_link" text:visited-style-name="Visited_20_Internet_20_Link">currentSrc</text:a></text:p>
          </table:table-cell>
          <table:table-cell table:style-name="Table2.A1" office:value-type="string">
            <text:p text:style-name="Table_20_Contents">Returns the URL of the current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currenttime.asp" text:style-name="Internet_20_link" text:visited-style-name="Visited_20_Internet_20_Link">currentTime</text:a></text:p>
          </table:table-cell>
          <table:table-cell table:style-name="Table2.A1" office:value-type="string">
            <text:p text:style-name="Table_20_Contents">Sets or returns the current playback position in the audio/video (in seconds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defaultmuted.asp" text:style-name="Internet_20_link" text:visited-style-name="Visited_20_Internet_20_Link">defaultMuted</text:a></text:p>
          </table:table-cell>
          <table:table-cell table:style-name="Table2.A1" office:value-type="string">
            <text:p text:style-name="Table_20_Contents">Sets or returns whether the audio/video should be muted by defaul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defaultplaybackrate.asp" text:style-name="Internet_20_link" text:visited-style-name="Visited_20_Internet_20_Link">defaultPlaybackRate</text:a></text:p>
          </table:table-cell>
          <table:table-cell table:style-name="Table2.A1" office:value-type="string">
            <text:p text:style-name="Table_20_Contents">Sets or returns the default speed of the audio/video playbac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duration.asp" text:style-name="Internet_20_link" text:visited-style-name="Visited_20_Internet_20_Link">duration</text:a></text:p>
          </table:table-cell>
          <table:table-cell table:style-name="Table2.A1" office:value-type="string">
            <text:p text:style-name="Table_20_Contents">Returns the length of the current audio/video (in seconds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ended.asp" text:style-name="Internet_20_link" text:visited-style-name="Visited_20_Internet_20_Link">ended</text:a></text:p>
          </table:table-cell>
          <table:table-cell table:style-name="Table2.A1" office:value-type="string">
            <text:p text:style-name="Table_20_Contents">Returns whether the playback of the audio/video has ended or no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error.asp" text:style-name="Internet_20_link" text:visited-style-name="Visited_20_Internet_20_Link">error</text:a></text:p>
          </table:table-cell>
          <table:table-cell table:style-name="Table2.A1" office:value-type="string">
            <text:p text:style-name="Table_20_Contents">Returns a MediaError object representing the error state of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loop.asp" text:style-name="Internet_20_link" text:visited-style-name="Visited_20_Internet_20_Link">loop</text:a></text:p>
          </table:table-cell>
          <table:table-cell table:style-name="Table2.A1" office:value-type="string">
            <text:p text:style-name="Table_20_Contents">Sets or returns whether the audio/video should start over again when finishe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mediagroup.asp" text:style-name="Internet_20_link" text:visited-style-name="Visited_20_Internet_20_Link">mediaGroup</text:a></text:p>
          </table:table-cell>
          <table:table-cell table:style-name="Table2.A1" office:value-type="string">
            <text:p text:style-name="Table_20_Contents">Sets or returns the group the audio/video belongs to (used to link multiple audio/video elements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muted.asp" text:style-name="Internet_20_link" text:visited-style-name="Visited_20_Internet_20_Link">muted</text:a></text:p>
          </table:table-cell>
          <table:table-cell table:style-name="Table2.A1" office:value-type="string">
            <text:p text:style-name="Table_20_Contents">Sets or returns whether the audio/video is muted or no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networkstate.asp" text:style-name="Internet_20_link" text:visited-style-name="Visited_20_Internet_20_Link">networkState</text:a></text:p>
          </table:table-cell>
          <table:table-cell table:style-name="Table2.A1" office:value-type="string">
            <text:p text:style-name="Table_20_Contents">Returns the current network state of the audio/video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www.w3schools.com/tags/av_prop_paused.asp" text:style-name="Internet_20_link" text:visited-style-name="Visited_20_Internet_20_Link">paused</text:a></text:p>
          </table:table-cell>
          <table:table-cell table:style-name="Table2.A1" office:value-type="string">
            <text:p text:style-name="Table_20_Contents">Returns whether the audio/video is paused or no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playbackrate.asp" text:style-name="Internet_20_link" text:visited-style-name="Visited_20_Internet_20_Link">playbackRate</text:a></text:p>
          </table:table-cell>
          <table:table-cell table:style-name="Table2.A1" office:value-type="string">
            <text:p text:style-name="Table_20_Contents">Sets or returns the speed of the audio/video playbac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played.asp" text:style-name="Internet_20_link" text:visited-style-name="Visited_20_Internet_20_Link">played</text:a></text:p>
          </table:table-cell>
          <table:table-cell table:style-name="Table2.A1" office:value-type="string">
            <text:p text:style-name="Table_20_Contents">Returns a TimeRanges object representing the played parts of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preload.asp" text:style-name="Internet_20_link" text:visited-style-name="Visited_20_Internet_20_Link">preload</text:a></text:p>
          </table:table-cell>
          <table:table-cell table:style-name="Table2.A1" office:value-type="string">
            <text:p text:style-name="Table_20_Contents">Sets or returns whether the audio/video should be loaded when the page load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readystate.asp" text:style-name="Internet_20_link" text:visited-style-name="Visited_20_Internet_20_Link">readyState</text:a></text:p>
          </table:table-cell>
          <table:table-cell table:style-name="Table2.A1" office:value-type="string">
            <text:p text:style-name="Table_20_Contents">Returns the current ready state of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seekable.asp" text:style-name="Internet_20_link" text:visited-style-name="Visited_20_Internet_20_Link">seekable</text:a></text:p>
          </table:table-cell>
          <table:table-cell table:style-name="Table2.A1" office:value-type="string">
            <text:p text:style-name="Table_20_Contents">Returns a TimeRanges object representing the seekable parts of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seeking.asp" text:style-name="Internet_20_link" text:visited-style-name="Visited_20_Internet_20_Link">seeking</text:a></text:p>
          </table:table-cell>
          <table:table-cell table:style-name="Table2.A1" office:value-type="string">
            <text:p text:style-name="Table_20_Contents">Returns whether the user is currently seeking in the audio/video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src.asp" text:style-name="Internet_20_link" text:visited-style-name="Visited_20_Internet_20_Link">src</text:a></text:p>
          </table:table-cell>
          <table:table-cell table:style-name="Table2.A1" office:value-type="string">
            <text:p text:style-name="Table_20_Contents">Sets or returns the current source of the audio/video elemen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startdate.asp" text:style-name="Internet_20_link" text:visited-style-name="Visited_20_Internet_20_Link">startDate</text:a></text:p>
          </table:table-cell>
          <table:table-cell table:style-name="Table2.A1" office:value-type="string">
            <text:p text:style-name="Table_20_Contents">Returns a Date object representing the current time offse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texttracks.asp" text:style-name="Internet_20_link" text:visited-style-name="Visited_20_Internet_20_Link">textTracks</text:a></text:p>
          </table:table-cell>
          <table:table-cell table:style-name="Table2.A1" office:value-type="string">
            <text:p text:style-name="Table_20_Contents">Returns a TextTrackList object representing the available text track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videotracks.asp" text:style-name="Internet_20_link" text:visited-style-name="Visited_20_Internet_20_Link">videoTracks</text:a></text:p>
          </table:table-cell>
          <table:table-cell table:style-name="Table2.A1" office:value-type="string">
            <text:p text:style-name="Table_20_Contents">Returns a VideoTrackList object representing the available video track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av_prop_volume.asp" text:style-name="Internet_20_link" text:visited-style-name="Visited_20_Internet_20_Link">volume</text:a></text:p>
          </table:table-cell>
          <table:table-cell table:style-name="Table2.A1" office:value-type="string">
            <text:p text:style-name="Table_20_Contents">Sets or returns the volume of the audio/video</text:p>
          </table:table-cell>
        </table:table-row>
      </table:table>
      <text:p text:style-name="Horizontal_20_Line"/>
      <text:section text:style-name="Sect1" text:name="midcontentadcontainer">
        <text:p text:style-name="P2"/>
        <text:section text:style-name="Sect1" text:name="snhb-mid_content-0">
          <text:p text:style-name="P2"/>
        </text:section>
      </text:section>
      <text:p text:style-name="Horizontal_20_Line"/>
      <text:h text:style-name="Heading_20_2" text:outline-level="2">HTML Audio/Video Event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Event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abort.asp" text:style-name="Internet_20_link" text:visited-style-name="Visited_20_Internet_20_Link">abort</text:a></text:p>
          </table:table-cell>
          <table:table-cell table:style-name="Table3.A1" office:value-type="string">
            <text:p text:style-name="Table_20_Contents">Fires when the loading of an audio/video is aborte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canplay.asp" text:style-name="Internet_20_link" text:visited-style-name="Visited_20_Internet_20_Link">canplay</text:a></text:p>
          </table:table-cell>
          <table:table-cell table:style-name="Table3.A1" office:value-type="string">
            <text:p text:style-name="Table_20_Contents">Fires when the browser can start playing the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canplaythrough.asp" text:style-name="Internet_20_link" text:visited-style-name="Visited_20_Internet_20_Link">canplaythrough</text:a></text:p>
          </table:table-cell>
          <table:table-cell table:style-name="Table3.A1" office:value-type="string">
            <text:p text:style-name="Table_20_Contents">Fires when the browser can play through the audio/video without stopping for bufferin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durationchange.asp" text:style-name="Internet_20_link" text:visited-style-name="Visited_20_Internet_20_Link">durationchange</text:a></text:p>
          </table:table-cell>
          <table:table-cell table:style-name="Table3.A1" office:value-type="string">
            <text:p text:style-name="Table_20_Contents">Fires when the duration of the audio/video is changed</text:p>
          </table:table-cell>
        </table:table-row>
        <table:table-row>
          <table:table-cell table:style-name="Table3.A1" office:value-type="string">
            <text:p text:style-name="Table_20_Contents">emptied</text:p>
          </table:table-cell>
          <table:table-cell table:style-name="Table3.A1" office:value-type="string">
            <text:p text:style-name="Table_20_Contents">Fires when the current playlist is empty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ended.asp" text:style-name="Internet_20_link" text:visited-style-name="Visited_20_Internet_20_Link">ended</text:a></text:p>
          </table:table-cell>
          <table:table-cell table:style-name="Table3.A1" office:value-type="string">
            <text:p text:style-name="Table_20_Contents">Fires when the current playlist is ende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error.asp" text:style-name="Internet_20_link" text:visited-style-name="Visited_20_Internet_20_Link">error</text:a></text:p>
          </table:table-cell>
          <table:table-cell table:style-name="Table3.A1" office:value-type="string">
            <text:p text:style-name="Table_20_Contents">Fires when an error occurred during the loading of an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loadeddata.asp" text:style-name="Internet_20_link" text:visited-style-name="Visited_20_Internet_20_Link">loadeddata</text:a></text:p>
          </table:table-cell>
          <table:table-cell table:style-name="Table3.A1" office:value-type="string">
            <text:p text:style-name="Table_20_Contents">Fires when the browser has loaded the current frame of the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loadedmetadata.asp" text:style-name="Internet_20_link" text:visited-style-name="Visited_20_Internet_20_Link">loadedmetadata</text:a></text:p>
          </table:table-cell>
          <table:table-cell table:style-name="Table3.A1" office:value-type="string">
            <text:p text:style-name="Table_20_Contents">Fires when the browser has loaded meta data for the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loadstart.asp" text:style-name="Internet_20_link" text:visited-style-name="Visited_20_Internet_20_Link">loadstart</text:a></text:p>
          </table:table-cell>
          <table:table-cell table:style-name="Table3.A1" office:value-type="string">
            <text:p text:style-name="Table_20_Contents">Fires when the browser starts looking for the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pause.asp" text:style-name="Internet_20_link" text:visited-style-name="Visited_20_Internet_20_Link">pause</text:a></text:p>
          </table:table-cell>
          <table:table-cell table:style-name="Table3.A1" office:value-type="string">
            <text:p text:style-name="Table_20_Contents">Fires when the audio/video has been pause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play.asp" text:style-name="Internet_20_link" text:visited-style-name="Visited_20_Internet_20_Link">play</text:a></text:p>
          </table:table-cell>
          <table:table-cell table:style-name="Table3.A1" office:value-type="string">
            <text:p text:style-name="Table_20_Contents">Fires when the audio/video has been started or is no longer pause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playing.asp" text:style-name="Internet_20_link" text:visited-style-name="Visited_20_Internet_20_Link">playing</text:a></text:p>
          </table:table-cell>
          <table:table-cell table:style-name="Table3.A1" office:value-type="string">
            <text:p text:style-name="Table_20_Contents">Fires when the audio/video is playing after having been paused or stopped for bufferin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progress.asp" text:style-name="Internet_20_link" text:visited-style-name="Visited_20_Internet_20_Link">progress</text:a></text:p>
          </table:table-cell>
          <table:table-cell table:style-name="Table3.A1" office:value-type="string">
            <text:p text:style-name="Table_20_Contents">Fires when the browser is downloading the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ratechange.asp" text:style-name="Internet_20_link" text:visited-style-name="Visited_20_Internet_20_Link">ratechange</text:a></text:p>
          </table:table-cell>
          <table:table-cell table:style-name="Table3.A1" office:value-type="string">
            <text:p text:style-name="Table_20_Contents">Fires when the playing speed of the audio/video is change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seeked.asp" text:style-name="Internet_20_link" text:visited-style-name="Visited_20_Internet_20_Link">seeked</text:a></text:p>
          </table:table-cell>
          <table:table-cell table:style-name="Table3.A1" office:value-type="string">
            <text:p text:style-name="Table_20_Contents">Fires when the user is finished moving/skipping to a new position in the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seeking.asp" text:style-name="Internet_20_link" text:visited-style-name="Visited_20_Internet_20_Link">seeking</text:a></text:p>
          </table:table-cell>
          <table:table-cell table:style-name="Table3.A1" office:value-type="string">
            <text:p text:style-name="Table_20_Contents">Fires when the user starts moving/skipping to a new position in the audio/video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stalled.asp" text:style-name="Internet_20_link" text:visited-style-name="Visited_20_Internet_20_Link">stalled</text:a></text:p>
          </table:table-cell>
          <table:table-cell table:style-name="Table3.A1" office:value-type="string">
            <text:p text:style-name="Table_20_Contents">Fires when the browser is trying to get media data, but data is not available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suspend.asp" text:style-name="Internet_20_link" text:visited-style-name="Visited_20_Internet_20_Link">suspend</text:a></text:p>
          </table:table-cell>
          <table:table-cell table:style-name="Table3.A1" office:value-type="string">
            <text:p text:style-name="Table_20_Contents">Fires when the browser is intentionally not getting media data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timeupdate.asp" text:style-name="Internet_20_link" text:visited-style-name="Visited_20_Internet_20_Link">timeupdate</text:a></text:p>
          </table:table-cell>
          <table:table-cell table:style-name="Table3.A1" office:value-type="string">
            <text:p text:style-name="Table_20_Contents">Fires when the current playback position has changed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s://www.w3schools.com/tags/av_event_volumechange.asp" text:style-name="Internet_20_link" text:visited-style-name="Visited_20_Internet_20_Link">volumechange</text:a></text:p>
          </table:table-cell>
          <table:table-cell table:style-name="Table3.A1" office:value-type="string">
            <text:p text:style-name="Table_20_Contents">Fires when the volume has been changed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av_event_waiting.asp" text:style-name="Internet_20_link" text:visited-style-name="Visited_20_Internet_20_Link">waiting</text:a></text:p>
          </table:table-cell>
          <table:table-cell table:style-name="Table3.A1" office:value-type="string">
            <text:p text:style-name="Table_20_Contents">Fires when the video stops because it needs to buffer the next fram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12:16:46.680000000</meta:creation-date>
    <dc:date>2020-08-10T12:18:14.206000000</dc:date>
    <meta:editing-duration>PT1M27S</meta:editing-duration>
    <meta:editing-cycles>1</meta:editing-cycles>
    <meta:document-statistic meta:table-count="3" meta:image-count="0" meta:object-count="0" meta:page-count="3" meta:paragraph-count="124" meta:word-count="652" meta:character-count="4241" meta:non-whitespace-character-count="3713"/>
    <meta:generator>LibreOffice/6.4.4.2$Windows_X86_64 LibreOffice_project/3d775be2011f3886db32dfd395a6a6d1ca2630ff</meta:generator>
  </office:meta>
</office:document-meta>
</file>